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3300000081A36005102A01648E.png" manifest:media-type="image/png"/>
  <manifest:file-entry manifest:full-path="Pictures/1000020100000333000000AE86AEDA6FEE9F33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style:shadow="none" style:may-break-between-rows="false" style:writing-mode="lr-tb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fo:keep-together="always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2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P2" style:family="paragraph" style:parent-style-name="Preformatted_20_Text">
      <style:paragraph-properties fo:text-align="center" style:justify-single-word="false"/>
      <style:text-properties style:font-name="Arial" officeooo:paragraph-rsid="003d8368"/>
    </style:style>
    <style:style style:name="P3" style:family="paragraph" style:parent-style-name="Preformatted_20_Text">
      <style:paragraph-properties fo:text-align="start" style:justify-single-word="false"/>
      <style:text-properties style:font-name="Arial" officeooo:paragraph-rsid="001cb069"/>
    </style:style>
    <style:style style:name="P4" style:family="paragraph" style:parent-style-name="Preformatted_20_Text">
      <style:paragraph-properties fo:text-align="center" style:justify-single-word="false"/>
      <style:text-properties fo:color="#333333" style:font-name="Arial" style:text-underline-style="solid" style:text-underline-width="auto" style:text-underline-color="font-color" fo:font-weight="bold" officeooo:rsid="0042ea4c" officeooo:paragraph-rsid="0042ea4c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333333" style:font-name="Arial" fo:font-weight="bold" officeooo:rsid="0042ea4c" officeooo:paragraph-rsid="0042ea4c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333333" style:font-name="Arial" officeooo:rsid="0042ea4c" officeooo:paragraph-rsid="0042ea4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66d27" officeooo:paragraph-rsid="00166d27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4aa2d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2cd983"/>
    </style:style>
    <style:style style:name="P11" style:family="paragraph" style:parent-style-name="Standard">
      <style:paragraph-properties fo:text-align="center" style:justify-single-word="false" style:border-line-width="0.026cm 0.026cm 0.009cm" fo:padding="0.176cm" fo:border="1.76pt double #000001"/>
      <style:text-properties fo:color="#333333" style:font-name="Arial" fo:font-size="40pt" fo:font-weight="bold" style:font-size-asian="40pt" style:font-weight-asian="bold" style:font-size-complex="4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33333" style:font-name="Arial" fo:font-size="15pt" fo:font-weight="bold" officeooo:rsid="0078eff7" officeooo:paragraph-rsid="0078eff7" style:font-size-asian="13.1000003814697pt" style:font-weight-asian="bold" style:font-size-complex="15pt" style:font-weight-complex="bold"/>
    </style:style>
    <style:style style:name="P13" style:family="paragraph" style:parent-style-name="Table_20_Contents">
      <style:text-properties style:font-name="Arial" officeooo:rsid="007209da" officeooo:paragraph-rsid="007209da"/>
    </style:style>
    <style:style style:name="P14" style:family="paragraph" style:parent-style-name="Table_20_Contents">
      <style:text-properties style:font-name="Arial" officeooo:rsid="007209da" officeooo:paragraph-rsid="0072b47d"/>
    </style:style>
    <style:style style:name="P15" style:family="paragraph" style:parent-style-name="Table_20_Contents">
      <style:text-properties style:font-name="Arial" officeooo:rsid="0076829d" officeooo:paragraph-rsid="007209da"/>
    </style:style>
    <style:style style:name="P16" style:family="paragraph" style:parent-style-name="Standard" style:master-page-name="First_20_Page">
      <style:paragraph-properties style:page-number="auto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fo:color="#333333" style:font-name="Arial" fo:font-size="18pt" fo:font-weight="bold" officeooo:rsid="0032c034" officeooo:paragraph-rsid="0032c034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9e47aa"/>
    </style:style>
    <style:style style:name="P19" style:family="paragraph" style:parent-style-name="Table_20_Contents">
      <style:paragraph-properties fo:text-align="center" style:justify-single-word="false"/>
      <style:text-properties fo:color="#333333" style:font-name="Arial" fo:font-size="15pt" fo:font-weight="bold" officeooo:rsid="0078eff7" officeooo:paragraph-rsid="009e47aa" style:font-size-asian="13.1000003814697pt" style:font-weight-asian="bold" style:font-size-complex="15pt" style:font-weight-complex="bold"/>
    </style:style>
    <style:style style:name="P20" style:family="paragraph" style:parent-style-name="Table_20_Contents">
      <style:text-properties style:font-name="Arial" officeooo:rsid="007209da" officeooo:paragraph-rsid="009e47aa"/>
    </style:style>
    <style:style style:name="P21" style:family="paragraph" style:parent-style-name="Table_20_Contents">
      <style:text-properties style:font-name="Arial" officeooo:rsid="00a19485" officeooo:paragraph-rsid="00a19485"/>
    </style:style>
    <style:style style:name="P22" style:family="paragraph" style:parent-style-name="Preformatted_20_Text">
      <style:paragraph-properties fo:text-align="start" style:justify-single-word="false"/>
      <style:text-properties style:font-name="Arial" officeooo:paragraph-rsid="001cb069"/>
    </style:style>
    <style:style style:name="T1" style:family="text">
      <style:text-properties officeooo:rsid="0076829d"/>
    </style:style>
    <style:style style:name="T2" style:family="text">
      <style:text-properties fo:color="#333333" style:font-name="Arial" fo:font-size="18pt" fo:font-weight="bold" officeooo:rsid="0086ab84" style:font-size-asian="18pt" style:font-weight-asian="bold" style:font-size-complex="18pt" style:font-weight-complex="bold"/>
    </style:style>
    <style:style style:name="T3" style:family="text">
      <style:text-properties fo:color="#333333" style:font-name="Arial" fo:font-size="18pt" fo:font-weight="bold" officeooo:rsid="003d8368" style:font-size-asian="18pt" style:font-weight-asian="bold" style:font-size-complex="18pt" style:font-weight-complex="bold"/>
    </style:style>
    <style:style style:name="T4" style:family="text">
      <style:text-properties officeooo:rsid="008ebc60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materiaux.Categorie" text:name="materiauxCategorie"/>
        <text:user-field-decl office:value-type="string" office:string-value="$materiaux.Marque" text:name="materiauxMarque"/>
        <text:user-field-decl office:value-type="string" office:string-value="#foreach($ref in $references)" text:name="materiauxReference"/>
        <text:user-field-decl office:value-type="string" office:string-value="$titres" text:name="titre"/>
        <text:user-field-decl office:value-type="string" office:string-value="$moanom" text:name="moanom"/>
        <text:user-field-decl office:value-type="string" office:string-value="$moaadresse" text:name="moaadresse"/>
        <text:user-field-decl office:value-type="string" office:string-value="$moaville" text:name="moaville"/>
        <text:user-field-decl office:value-type="string" office:string-value="$moenom" text:name="moenom"/>
        <text:user-field-decl office:value-type="string" office:string-value="$moeadresse" text:name="moeadresse"/>
        <text:user-field-decl office:value-type="string" office:string-value="$moeville" text:name="moeville"/>
        <text:user-field-decl office:value-type="string" office:string-value="$lot" text:name="lot"/>
        <text:user-field-decl office:value-type="string" office:string-value="" text:name="materiauxList"/>
        <text:user-field-decl office:value-type="string" office:string-value="" text:name="materiauxListEnd"/>
        <text:user-field-decl office:value-type="string" office:string-value="#end" text:name="materiauxReferencesFin"/>
      </text:user-field-decls>
      <text:p text:style-name="P16"/>
      <text:p text:style-name="P7"><text:text-input text:description="">$date</text:text-input></text:p>
      <text:p text:style-name="P9"/>
      <text:p text:style-name="P11">DOE</text:p>
      <text:p text:style-name="P8"/>
      <text:p text:style-name="P8"/>
      <text:p text:style-name="P2"><text:span text:style-name="Source_20_Text"><text:span text:style-name="T2"><text:text-input text:description="">#foreach($titre in $titres)</text:text-input></text:span></text:span><text:span text:style-name="Source_20_Text"><text:span text:style-name="T3"><text:text-input text:description=""/></text:span></text:span><text:span text:style-name="Source_20_Text"><text:span text:style-name="T3"><text:text-input text:description="">$titre
</text:text-input></text:span></text:span><text:span text:style-name="Source_20_Text"><text:span text:style-name="T3"><text:text-input text:description="">#end</text:text-input></text:span></text:span></text:p>
      <text:p text:style-name="P3"/>
      <text:p text:style-name="P3"/>
      <text:p text:style-name="P3"/>
      <text:p text:style-name="P3"/>
      <text:p text:style-name="P3"/>
      <text:p text:style-name="P4">Maître d’ouvrage</text:p>
      <text:p text:style-name="P5"><text:user-field-get text:name="moanom">$moanom</text:user-field-get></text:p>
      <text:p text:style-name="P6"><text:user-field-get text:name="moaadresse">$moaadresse</text:user-field-get></text:p>
      <text:p text:style-name="P6"><text:user-field-get text:name="moaville">$moaville</text:user-field-get></text:p>
      <text:p text:style-name="P6"/>
      <text:p text:style-name="P6"/>
      <text:p text:style-name="P6"/>
      <text:p text:style-name="P4">Maître d’oeuvre</text:p>
      <text:p text:style-name="P5"><text:user-field-get text:name="moenom">$moenom</text:user-field-get></text:p>
      <text:p text:style-name="P6"><text:user-field-get text:name="moeadresse">$moeadresse</text:user-field-get></text:p>
      <text:p text:style-name="P6"><text:user-field-get text:name="moeville">$moeville</text:user-field-get></text:p>
      <text:p text:style-name="P10"/>
      <text:p text:style-name="P10"/>
      <text:p text:style-name="P10"/>
      <text:p text:style-name="P17"><text:user-field-get text:name="lot">$lot</text:user-field-get></text:p>
      <text:p text:style-name="P17"/>
      <text:p text:style-name="P17"/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19"><text:span text:style-name="T4">M</text:span>ATERIAUX UTILISES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0"><text:text-input text:description=""/><text:text-input text:description="">@before-row#foreach($mat in $materiaux)</text:text-input><text:text-input text:description="">$mat.Categorie</text:text-input><text:text-input text:description="">@after-row#end</text:text-input><text:text-input text:description=""/></text:p>
          </table:table-cell>
          <table:table-cell table:style-name="Tableau1.A2" office:value-type="string">
            <text:p text:style-name="P21"><text:text-input text:description="">$mat.Marque</text:text-input></text:p>
          </table:table-cell>
          <table:table-cell table:style-name="Tableau1.C2" office:value-type="string">
            <text:p text:style-name="P20"><text:text-input text:description="">#foreach($ref in $mat.References)</text:text-input><text:text-input text:description="">$ref
</text:text-input><text:text-input text:description="">#end</text:text-input>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Source_20_Text"/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4" text:anchor-type="char" svg:x="-1.501cm" svg:y="0.002cm" svg:width="19.505cm" svg:height="3.611cm" draw:z-index="0"><draw:image xlink:href="Pictures/1000020100000333000000AE86AEDA6FEE9F3386.png" xlink:type="simple" xlink:show="embed" xlink:actuate="onLoad"/></draw:frame></text:p>
      </style:header>
      <style:footer>
        <text:p text:style-name="Footer"><draw:frame draw:style-name="Mfr1" draw:name="Image3" text:anchor-type="char" svg:x="-1.501cm" svg:y="0.002cm" svg:width="20.006cm" svg:height="2.676cm" draw:z-index="1"><draw:image xlink:href="Pictures/100002010000033300000081A36005102A01648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</meta:creation-date>
    <dc:language>fr-FR</dc:language>
    <dc:date>2017-12-09T16:34:41.393072480</dc:date>
    <meta:editing-cycles>173</meta:editing-cycles>
    <meta:editing-duration>PT5H32M44S</meta:editing-duration>
    <meta:generator>LibreOffice/5.1.6.2$Linux_X86_64 LibreOffice_project/10m0$Build-2</meta:generator>
    <meta:document-statistic meta:table-count="1" meta:image-count="2" meta:object-count="0" meta:page-count="1" meta:paragraph-count="16" meta:word-count="59" meta:character-count="301" meta:non-whitespace-character-count="290"/>
  </office:meta>
</office:document-meta>
</file>